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cdcdcd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20202"/>
    </style:style>
    <style:style style:name="gr4" style:family="graphic" style:parent-style-name="standard">
      <style:graphic-properties svg:stroke-width="0.1cm" draw:fill-color="#cbcbcb"/>
    </style:style>
    <style:style style:name="gr5" style:family="graphic" style:parent-style-name="standard">
      <style:graphic-properties svg:stroke-width="0.1cm" draw:fill-color="#ffffff"/>
    </style:style>
    <style:style style:name="gr6" style:family="graphic" style:parent-style-name="standard">
      <style:graphic-properties svg:stroke-width="0.1cm" draw:fill-color="#4c4c4c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4.75cm" svg:y="-2.353cm"/>
          <draw:glue-point draw:id="6" svg:x="-4.75cm" svg:y="-2.353cm"/>
          <draw:glue-point draw:id="7" svg:x="0cm" svg:y="2.647cm"/>
          <draw:glue-point draw:id="8" svg:x="4.75cm" svg:y="-2.353cm"/>
          <draw:glue-point draw:id="9" svg:x="0.95cm" svg:y="-1.882cm"/>
          <draw:rect draw:style-name="gr1" draw:layer="layout" svg:width="0.118cm" svg:height="1.294cm" svg:x="0.353cm" svg:y="0.588cm">
            <text:p/>
          </draw:rect>
          <draw:rect draw:style-name="gr2" draw:layer="layout" svg:width="0.118cm" svg:height="1.294cm" svg:x="0.353cm" svg:y="0.588cm">
            <text:p/>
          </draw:rect>
          <draw:rect draw:style-name="gr1" draw:layer="layout" svg:width="0.118cm" svg:height="1.294cm" svg:x="1.882cm" svg:y="0.588cm">
            <text:p/>
          </draw:rect>
          <draw:rect draw:style-name="gr2" draw:layer="layout" svg:width="0.118cm" svg:height="1.294cm" svg:x="1.882cm" svg:y="0.588cm">
            <text:p/>
          </draw:rect>
          <draw:rect draw:style-name="gr1" draw:layer="layout" svg:width="1.412cm" svg:height="0.235cm" svg:x="0.471cm" svg:y="1.294cm">
            <text:p/>
          </draw:rect>
          <draw:rect draw:style-name="gr2" draw:layer="layout" svg:width="1.412cm" svg:height="0.235cm" svg:x="0.471cm" svg:y="1.294cm">
            <text:p/>
          </draw:rect>
          <draw:rect draw:style-name="gr3" draw:layer="layout" svg:width="0.118cm" svg:height="0.118cm" svg:x="0.353cm" svg:y="1.882cm">
            <text:p/>
          </draw:rect>
          <draw:rect draw:style-name="gr2" draw:layer="layout" svg:width="0.118cm" svg:height="0.118cm" svg:x="0.353cm" svg:y="1.882cm">
            <text:p/>
          </draw:rect>
          <draw:rect draw:style-name="gr3" draw:layer="layout" svg:width="0.118cm" svg:height="0.118cm" svg:x="1.882cm" svg:y="1.882cm">
            <text:p/>
          </draw:rect>
          <draw:rect draw:style-name="gr2" draw:layer="layout" svg:width="0.118cm" svg:height="0.118cm" svg:x="1.882cm" svg:y="1.882cm">
            <text:p/>
          </draw:rect>
          <draw:rect draw:style-name="gr1" draw:layer="layout" svg:width="0.118cm" svg:height="0.129cm" svg:x="1.882cm" svg:y="1.765cm">
            <text:p/>
          </draw:rect>
          <draw:rect draw:style-name="gr2" draw:layer="layout" svg:width="0.118cm" svg:height="0.129cm" svg:x="1.882cm" svg:y="1.765cm">
            <text:p/>
          </draw:rect>
          <draw:rect draw:style-name="gr4" draw:layer="layout" svg:width="0.118cm" svg:height="0.129cm" svg:x="0.353cm" svg:y="1.765cm">
            <text:p/>
          </draw:rect>
          <draw:rect draw:style-name="gr2" draw:layer="layout" svg:width="0.118cm" svg:height="0.129cm" svg:x="0.353cm" svg:y="1.765cm">
            <text:p/>
          </draw:rect>
          <draw:polygon draw:style-name="gr5" draw:layer="layout" svg:width="2.353cm" svg:height="1.059cm" svg:x="0cm" svg:y="0cm" svg:viewBox="0 0 2354 1060" draw:points="117,0 2236,0 2354,1060 0,1060">
            <text:p/>
          </draw:polygon>
          <draw:polygon draw:style-name="gr2" draw:layer="layout" svg:width="2.353cm" svg:height="1.059cm" svg:x="0cm" svg:y="0cm" svg:viewBox="0 0 2354 1060" draw:points="117,0 2236,0 2354,1060 0,1060">
            <text:p/>
          </draw:polygon>
          <draw:rect draw:style-name="gr6" draw:layer="layout" svg:width="0.706cm" svg:height="0.118cm" svg:x="1.529cm" svg:y="1.059cm">
            <text:p/>
          </draw:rect>
          <draw:rect draw:style-name="gr2" draw:layer="layout" svg:width="0.706cm" svg:height="0.118cm" svg:x="1.529cm" svg:y="1.059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Digitizing Board</dc:title>
    <meta:creation-date>2011-02-07T17:12:00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